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3.2354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RT</text:p>
          </table:table-cell>
          <table:table-cell office:value-type="string">
            <text:p>origin</text:p>
          </table:table-cell>
          <table:table-cell office:value-type="string">
            <text:p>class</text:p>
          </table:table-cell>
          <table:table-cell/>
          <table:table-cell office:value-type="string">
            <text:p>x</text:p>
          </table:table-cell>
          <table:table-cell office:value-type="string">
            <text:p>artefact</text:p>
          </table:table-cell>
        </table:table-row>
        <table:table-row table:style-name="ro1">
          <table:table-cell/>
          <table:table-cell office:value-type="float" office:value="2.42">
            <text:p>2.42</text:p>
          </table:table-cell>
          <table:table-cell office:value-type="string">
            <text:p>acetic acid ME</text:p>
          </table:table-cell>
          <table:table-cell office:value-type="string">
            <text:p>sa</text:p>
          </table:table-cell>
          <table:table-cell/>
          <table:table-cell office:value-type="string">
            <text:p>sa</text:p>
          </table:table-cell>
          <table:table-cell office:value-type="string">
            <text:p>short chain acid</text:p>
          </table:table-cell>
        </table:table-row>
        <table:table-row table:style-name="ro2">
          <table:table-cell/>
          <table:table-cell office:value-type="float" office:value="3.19">
            <text:p>3.19</text:p>
          </table:table-cell>
          <table:table-cell office:value-type="string">
            <text:p>2-propenoic ac., ME</text:p>
          </table:table-cell>
          <table:table-cell office:value-type="string">
            <text:p>sa</text:p>
          </table:table-cell>
          <table:table-cell/>
          <table:table-cell office:value-type="string">
            <text:p>ka</text:p>
          </table:table-cell>
          <table:table-cell office:value-type="string">
            <text:p>Keto-alcyl</text:p>
          </table:table-cell>
        </table:table-row>
        <table:table-row table:style-name="ro2">
          <table:table-cell/>
          <table:table-cell office:value-type="float" office:value="3.72">
            <text:p>3.72</text:p>
          </table:table-cell>
          <table:table-cell office:value-type="string">
            <text:p>carbonic ac, diME</text:p>
          </table:table-cell>
          <table:table-cell office:value-type="string">
            <text:p>sa</text:p>
          </table:table-cell>
          <table:table-cell/>
          <table:table-cell office:value-type="string">
            <text:p>s</text:p>
          </table:table-cell>
          <table:table-cell office:value-type="string">
            <text:p>other small</text:p>
          </table:table-cell>
        </table:table-row>
        <table:table-row table:style-name="ro2">
          <table:table-cell/>
          <table:table-cell office:value-type="float" office:value="3.99">
            <text:p>3.99</text:p>
          </table:table-cell>
          <table:table-cell office:value-type="string">
            <text:p>acetaldehyde, methoxy</text:p>
          </table:table-cell>
          <table:table-cell office:value-type="string">
            <text:p>ka</text:p>
          </table:table-cell>
          <table:table-cell/>
          <table:table-cell office:value-type="string">
            <text:p>n</text:p>
          </table:table-cell>
          <table:table-cell office:value-type="string">
            <text:p>nitrogen containing molecule</text:p>
          </table:table-cell>
        </table:table-row>
        <table:table-row table:style-name="ro2">
          <table:table-cell/>
          <table:table-cell office:value-type="float" office:value="5.34">
            <text:p>5.34</text:p>
          </table:table-cell>
          <table:table-cell office:value-type="string">
            <text:p>2-propanone, 1-methoxy</text:p>
          </table:table-cell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office:value-type="string">
            <text:p>benzene derivatives</text:p>
          </table:table-cell>
        </table:table-row>
        <table:table-row table:style-name="ro2">
          <table:table-cell/>
          <table:table-cell office:value-type="float" office:value="5.44">
            <text:p>5.44</text:p>
          </table:table-cell>
          <table:table-cell office:value-type="string">
            <text:p>2-butenoic ac., ME</text:p>
          </table:table-cell>
          <table:table-cell office:value-type="string">
            <text:p>sa</text:p>
          </table:table-cell>
          <table:table-cell/>
          <table:table-cell office:value-type="string">
            <text:p>f</text:p>
          </table:table-cell>
          <table:table-cell office:value-type="string">
            <text:p>furan derivatives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N-methylpyrrole</text:p>
          </table:table-cell>
          <table:table-cell office:value-type="string">
            <text:p>n</text:p>
          </table:table-cell>
          <table:table-cell/>
          <table:table-cell office:value-type="string">
            <text:p>fa</text:p>
          </table:table-cell>
          <table:table-cell office:value-type="string">
            <text:p>fatty acid (C7+)</text:p>
          </table:table-cell>
        </table:table-row>
        <table:table-row table:style-name="ro2">
          <table:table-cell/>
          <table:table-cell office:value-type="float" office:value="6.07">
            <text:p>6.07</text:p>
          </table:table-cell>
          <table:table-cell office:value-type="string">
            <text:p>Benzene, 1,2-dimethyl</text:p>
          </table:table-cell>
          <table:table-cell office:value-type="string">
            <text:p>b</text:p>
          </table:table-cell>
          <table:table-cell/>
          <table:table-cell office:value-type="string">
            <text:p>u</text:p>
          </table:table-cell>
          <table:table-cell office:value-type="string">
            <text:p>unknown or false ID</text:p>
          </table:table-cell>
        </table:table-row>
        <table:table-row table:style-name="ro2">
          <table:table-cell/>
          <table:table-cell office:value-type="float" office:value="6.33">
            <text:p>6.33</text:p>
          </table:table-cell>
          <table:table-cell office:value-type="string">
            <text:p>propanoic acid, 2-methoxy-, ME</text:p>
          </table:table-cell>
          <table:table-cell office:value-type="string">
            <text:p>s</text:p>
          </table:table-cell>
          <table:table-cell/>
          <table:table-cell office:value-type="string">
            <text:p>cp</text:p>
          </table:table-cell>
          <table:table-cell office:value-type="string">
            <text:p>cyclopentan derivates</text:p>
          </table:table-cell>
        </table:table-row>
        <table:table-row table:style-name="ro2">
          <table:table-cell/>
          <table:table-cell office:value-type="float" office:value="6.67">
            <text:p>6.67</text:p>
          </table:table-cell>
          <table:table-cell office:value-type="string">
            <text:p>furane, 2-methoxy-</text:p>
          </table:table-cell>
          <table:table-cell office:value-type="string">
            <text:p>f</text:p>
          </table:table-cell>
          <table:table-cell/>
          <table:table-cell office:value-type="string">
            <text:p>ph</text:p>
          </table:table-cell>
          <table:table-cell office:value-type="string">
            <text:p>phenol derived compounds (mono – methoxy – benzene)</text:p>
          </table:table-cell>
        </table:table-row>
        <table:table-row table:style-name="ro2">
          <table:table-cell/>
          <table:table-cell office:value-type="float" office:value="6.76">
            <text:p>6.76</text:p>
          </table:table-cell>
          <table:table-cell office:value-type="string">
            <text:p>3-pentenoic ac., ME</text:p>
          </table:table-cell>
          <table:table-cell office:value-type="string">
            <text:p>sa</text:p>
          </table:table-cell>
          <table:table-cell/>
          <table:table-cell office:value-type="string">
            <text:p>g</text:p>
          </table:table-cell>
          <table:table-cell office:value-type="string">
            <text:p>guaiacyl derived compounds (1,2-dimethoxy-benzene)</text:p>
          </table:table-cell>
        </table:table-row>
        <table:table-row table:style-name="ro2">
          <table:table-cell/>
          <table:table-cell office:value-type="float" office:value="6.9">
            <text:p>6.9</text:p>
          </table:table-cell>
          <table:table-cell office:value-type="string">
            <text:p>glycine, N,N-dimethy, ME</text:p>
          </table:table-cell>
          <table:table-cell office:value-type="string">
            <text:p>n</text:p>
          </table:table-cell>
          <table:table-cell/>
          <table:table-cell office:value-type="string">
            <text:p>sy</text:p>
          </table:table-cell>
          <table:table-cell office:value-type="string">
            <text:p>syringyl derived compounds (1,2,3 – trimethoxy-benzene)</text:p>
          </table:table-cell>
        </table:table-row>
        <table:table-row table:style-name="ro2">
          <table:table-cell/>
          <table:table-cell office:value-type="float" office:value="7.06">
            <text:p>7.06</text:p>
          </table:table-cell>
          <table:table-cell office:value-type="string">
            <text:p>acetic ac., methoxy, ME</text:p>
          </table:table-cell>
          <table:table-cell office:value-type="string">
            <text:p>s</text:p>
          </table:table-cell>
          <table:table-cell/>
          <table:table-cell office:value-type="string">
            <text:p>t</text:p>
          </table:table-cell>
          <table:table-cell office:value-type="string">
            <text:p>terpenoid</text:p>
          </table:table-cell>
        </table:table-row>
        <table:table-row table:style-name="ro2">
          <table:table-cell/>
          <table:table-cell office:value-type="float" office:value="7.7">
            <text:p>7.7</text:p>
          </table:table-cell>
          <table:table-cell office:value-type="string">
            <text:p>5-hexenoic ac., ME</text:p>
          </table:table-cell>
          <table:table-cell office:value-type="string">
            <text:p>sa</text:p>
          </table:table-cell>
          <table:table-cell table:number-columns-repeated="3"/>
        </table:table-row>
        <table:table-row table:style-name="ro2">
          <table:table-cell/>
          <table:table-cell office:value-type="float" office:value="7.79">
            <text:p>7.79</text:p>
          </table:table-cell>
          <table:table-cell office:value-type="string">
            <text:p>furane, 2-methoxymethyl-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2">
            <text:p>8.2</text:p>
          </table:table-cell>
          <table:table-cell office:value-type="string">
            <text:p>styren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78">
            <text:p>8.78</text:p>
          </table:table-cell>
          <table:table-cell office:value-type="string">
            <text:p>heptanoic ac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33">
            <text:p>9.33</text:p>
          </table:table-cell>
          <table:table-cell office:value-type="string">
            <text:p>propanoic ac., 2-hzdroxy-, M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81">
            <text:p>9.81</text:p>
          </table:table-cell>
          <table:table-cell office:value-type="string">
            <text:p>benzene, methox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98">
            <text:p>9.98</text:p>
          </table:table-cell>
          <table:table-cell office:value-type="string">
            <text:p>benzeneamine, N,N-dimethyl-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.11">
            <text:p>10.11</text:p>
          </table:table-cell>
          <table:table-cell office:value-type="string">
            <text:p>2-cyclopenten-1-one</text:p>
          </table:table-cell>
          <table:table-cell office:value-type="string">
            <text:p>cp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.35">
            <text:p>10.35</text:p>
          </table:table-cell>
          <table:table-cell office:value-type="string">
            <text:p>2-cyclopenten-1-one, 1-methyl</text:p>
          </table:table-cell>
          <table:table-cell office:value-type="string">
            <text:p>cp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.72">
            <text:p>10.72</text:p>
          </table:table-cell>
          <table:table-cell office:value-type="string">
            <text:p>oct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09">
            <text:p>11.09</text:p>
          </table:table-cell>
          <table:table-cell office:value-type="string">
            <text:p>benzene, 1-methoxy-2-methyl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">
            <text:p>11.4</text:p>
          </table:table-cell>
          <table:table-cell office:value-type="string">
            <text:p>3-furaldehyde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63">
            <text:p>11.63</text:p>
          </table:table-cell>
          <table:table-cell office:value-type="string">
            <text:p>Benzene, 1-methoxy-4-methyl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72">
            <text:p>11.72</text:p>
          </table:table-cell>
          <table:table-cell office:value-type="string">
            <text:p>benzene, 1-methoxy-3-methyl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.07">
            <text:p>12.07</text:p>
          </table:table-cell>
          <table:table-cell office:value-type="string">
            <text:p>2-furaldehyde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.4">
            <text:p>12.4</text:p>
          </table:table-cell>
          <table:table-cell office:value-type="string">
            <text:p>unkown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.62">
            <text:p>12.62</text:p>
          </table:table-cell>
          <table:table-cell office:value-type="string">
            <text:p>non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.82">
            <text:p>12.82</text:p>
          </table:table-cell>
          <table:table-cell office:value-type="string">
            <text:p>2,5-dimethylanisol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.26">
            <text:p>13.26</text:p>
          </table:table-cell>
          <table:table-cell office:value-type="string">
            <text:p>Benzene, 1-ethyl-4-methoxy-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07">
            <text:p>14.07</text:p>
          </table:table-cell>
          <table:table-cell office:value-type="string">
            <text:p>2-furoat, ME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19">
            <text:p>14.19</text:p>
          </table:table-cell>
          <table:table-cell office:value-type="string">
            <text:p>pyridine, 2-methoxy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34">
            <text:p>14.34</text:p>
          </table:table-cell>
          <table:table-cell office:value-type="string">
            <text:p>butanedioic ac., diME</text:p>
          </table:table-cell>
          <table:table-cell office:value-type="string">
            <text:p>sa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45">
            <text:p>14.45</text:p>
          </table:table-cell>
          <table:table-cell office:value-type="string">
            <text:p>dec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78">
            <text:p>14.78</text:p>
          </table:table-cell>
          <table:table-cell office:value-type="string">
            <text:p>2-hexenoic ac., 3-methyl, ME</text:p>
          </table:table-cell>
          <table:table-cell office:value-type="string">
            <text:p>sa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.9">
            <text:p>14.9</text:p>
          </table:table-cell>
          <table:table-cell office:value-type="string">
            <text:p>benzoic ac., M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.4">
            <text:p>15.4</text:p>
          </table:table-cell>
          <table:table-cell office:value-type="string">
            <text:p>dimethoxytoluen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.83">
            <text:p>15.83</text:p>
          </table:table-cell>
          <table:table-cell office:value-type="string">
            <text:p>benzene, 1-ethenýl-4-methoxy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55">
            <text:p>16.55</text:p>
          </table:table-cell>
          <table:table-cell office:value-type="string">
            <text:p>Benzene, 1,2-dimethoxy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82">
            <text:p>16.82</text:p>
          </table:table-cell>
          <table:table-cell office:value-type="string">
            <text:p>Benzene, 1,4-dimethox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97">
            <text:p>16.97</text:p>
          </table:table-cell>
          <table:table-cell office:value-type="string">
            <text:p>benzene, 1-3-dimethox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.12">
            <text:p>17.12</text:p>
          </table:table-cell>
          <table:table-cell office:value-type="string">
            <text:p>benzaldehyde, 4-(1-methylethyl)-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.36">
            <text:p>17.36</text:p>
          </table:table-cell>
          <table:table-cell office:value-type="string">
            <text:p>Fructofuranose, 2,6-anhydro-1,3,4-tri-O-methyl</text:p>
          </table:table-cell>
          <table:table-cell office:value-type="string">
            <text:p>ch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.74">
            <text:p>17.74</text:p>
          </table:table-cell>
          <table:table-cell office:value-type="string">
            <text:p>2,5-dimethoxytoluen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.87">
            <text:p>17.87</text:p>
          </table:table-cell>
          <table:table-cell office:value-type="string">
            <text:p>3,4-dimethoxytolue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.27">
            <text:p>18.27</text:p>
          </table:table-cell>
          <table:table-cell office:value-type="string">
            <text:p><text:s/>benzene, 1-methoxy-4-propenyl-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.92">
            <text:p>18.92</text:p>
          </table:table-cell>
          <table:table-cell office:value-type="string">
            <text:p>Phenole, 2,5-methoxy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brenzene, 4-ethyl-1,2-dimethoxy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.2">
            <text:p>20.2</text:p>
          </table:table-cell>
          <table:table-cell office:value-type="string">
            <text:p>1,2,3-trimethoxybenzene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.4">
            <text:p>20.4</text:p>
          </table:table-cell>
          <table:table-cell office:value-type="string">
            <text:p>unknown n-containing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.51">
            <text:p>20.51</text:p>
          </table:table-cell>
          <table:table-cell office:value-type="string">
            <text:p>3(2H)furanone, 4-methoxy-2,5-dimethyl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.96">
            <text:p>20.96</text:p>
          </table:table-cell>
          <table:table-cell office:value-type="string">
            <text:p>benzene, 1,2-dimethoxy-4-propenyl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.02">
            <text:p>21.02</text:p>
          </table:table-cell>
          <table:table-cell office:value-type="string">
            <text:p>tetradec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.14">
            <text:p>21.14</text:p>
          </table:table-cell>
          <table:table-cell office:value-type="string">
            <text:p>benzaldehyde, 4-methoxy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.47">
            <text:p>21.47</text:p>
          </table:table-cell>
          <table:table-cell office:value-type="string">
            <text:p>Benzene, 1,2,3-trimethoxy-5-methyl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.64">
            <text:p>21.64</text:p>
          </table:table-cell>
          <table:table-cell office:value-type="string">
            <text:p>benzoic ac., 3,4,5-trimethoxy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.96">
            <text:p>21.96</text:p>
          </table:table-cell>
          <table:table-cell office:value-type="string">
            <text:p>1,2,4-trimethoxybenzen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15">
            <text:p>22.15</text:p>
          </table:table-cell>
          <table:table-cell office:value-type="string">
            <text:p>benzoic ac., 4-methoxy, ME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23">
            <text:p>22.23</text:p>
          </table:table-cell>
          <table:table-cell office:value-type="string">
            <text:p>ethanone, 1-(4-hydroxy-3,4-dimethoxyphenyl)-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49">
            <text:p>22.49</text:p>
          </table:table-cell>
          <table:table-cell office:value-type="string">
            <text:p>pentadecanoic acid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73">
            <text:p>22.73</text:p>
          </table:table-cell>
          <table:table-cell office:value-type="string">
            <text:p>nonanedioic acid, diME</text:p>
          </table:table-cell>
          <table:table-cell office:value-type="string">
            <text:p>s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.87">
            <text:p>22.87</text:p>
          </table:table-cell>
          <table:table-cell office:value-type="string">
            <text:p>Benzene, 1,3,5-trimethoxy-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.21">
            <text:p>23.21</text:p>
          </table:table-cell>
          <table:table-cell office:value-type="string">
            <text:p>2,4,6-trimethoxy-toluen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.24">
            <text:p>23.24</text:p>
          </table:table-cell>
          <table:table-cell office:value-type="string">
            <text:p>9-hexadece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.36">
            <text:p>23.36</text:p>
          </table:table-cell>
          <table:table-cell office:value-type="string">
            <text:p>benzeneacetic ac., 4-methoxy, ME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.91">
            <text:p>23.91</text:p>
          </table:table-cell>
          <table:table-cell office:value-type="string">
            <text:p>hexadec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.07">
            <text:p>24.07</text:p>
          </table:table-cell>
          <table:table-cell office:value-type="string">
            <text:p>1,2-dimethoxy-4-(2-methoxyethenyl)benze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.53">
            <text:p>24.53</text:p>
          </table:table-cell>
          <table:table-cell office:value-type="string">
            <text:p>benzenepropanoic ac., 4-methoxy, ME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.71">
            <text:p>24.71</text:p>
          </table:table-cell>
          <table:table-cell office:value-type="string">
            <text:p>1,2,3-trimethoxybezene, 5-propenyl-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string">
            <text:p>1,2,3,4-tetramethoxybenzen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.26">
            <text:p>25.26</text:p>
          </table:table-cell>
          <table:table-cell office:value-type="string">
            <text:p>heptadec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06">
            <text:p>26.06</text:p>
          </table:table-cell>
          <table:table-cell office:value-type="string">
            <text:p>Benzaldehyde, 3,4-dimethoxy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12">
            <text:p>26.12</text:p>
          </table:table-cell>
          <table:table-cell office:value-type="string">
            <text:p>1,2,3-trimethoxybenzene, -5-propenyl-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24">
            <text:p>26.24</text:p>
          </table:table-cell>
          <table:table-cell office:value-type="string">
            <text:p>benzoic ac., 2,6-dimethoxy-, M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56">
            <text:p>26.56</text:p>
          </table:table-cell>
          <table:table-cell office:value-type="string">
            <text:p>octadec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96">
            <text:p>26.96</text:p>
          </table:table-cell>
          <table:table-cell office:value-type="string">
            <text:p>benezenoic ac., 3,4-dimethoxy, M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81">
            <text:p>26.81</text:p>
          </table:table-cell>
          <table:table-cell office:value-type="string">
            <text:p>9-octadece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89">
            <text:p>26.89</text:p>
          </table:table-cell>
          <table:table-cell office:value-type="string">
            <text:p>10-octadece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99">
            <text:p>26.99</text:p>
          </table:table-cell>
          <table:table-cell office:value-type="string">
            <text:p>1,2-dimethoxy-4-(2-methoxypropenyl)benze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12">
            <text:p>27.12</text:p>
          </table:table-cell>
          <table:table-cell office:value-type="string">
            <text:p>2,4-dimethoxyacetophenon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37">
            <text:p>27.37</text:p>
          </table:table-cell>
          <table:table-cell office:value-type="string">
            <text:p>1,2-dimethoxy-4-(2-methoxyethenyl)benzene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41">
            <text:p>27.41</text:p>
          </table:table-cell>
          <table:table-cell office:value-type="string">
            <text:p>benzeneacetic ac., 3,4-dimethoxy, M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68">
            <text:p>27.68</text:p>
          </table:table-cell>
          <table:table-cell office:value-type="string">
            <text:p>3,4,5-trimethoxybenzaldehyde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84">
            <text:p>27.84</text:p>
          </table:table-cell>
          <table:table-cell office:value-type="string">
            <text:p>1-(3,4-dimethoxyphenyl)-1-propano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.3">
            <text:p>28.3</text:p>
          </table:table-cell>
          <table:table-cell office:value-type="string">
            <text:p>2-propenoic ac., 3-(4-methoxyphenyl)-, ME</text:p>
          </table:table-cell>
          <table:table-cell office:value-type="string">
            <text:p>ph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.43">
            <text:p>28.43</text:p>
          </table:table-cell>
          <table:table-cell office:value-type="string">
            <text:p>benzoic ac., 3,4,5-trimethoxy-, ME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.51">
            <text:p>28.51</text:p>
          </table:table-cell>
          <table:table-cell office:value-type="string">
            <text:p>1,2-dimethoxy-4-3-methoxy-1-propenyl)benze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.59">
            <text:p>28.59</text:p>
          </table:table-cell>
          <table:table-cell office:value-type="string">
            <text:p>3,4,5-trimethoxyacetophenone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.93">
            <text:p>28.93</text:p>
          </table:table-cell>
          <table:table-cell office:value-type="string">
            <text:p>Benzene, 1,2,3,4-tetramethoxy-5-(2-propenyl)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.03">
            <text:p>29.03</text:p>
          </table:table-cell>
          <table:table-cell office:value-type="string">
            <text:p>eicos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.68">
            <text:p>29.68</text:p>
          </table:table-cell>
          <table:table-cell office:value-type="string">
            <text:p>2,3,4,5-tetramehoxystyrene 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.88">
            <text:p>29.88</text:p>
          </table:table-cell>
          <table:table-cell office:value-type="string">
            <text:p>unknown n-containing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.2">
            <text:p>30.2</text:p>
          </table:table-cell>
          <table:table-cell office:value-type="string">
            <text:p>heneicos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.47">
            <text:p>30.47</text:p>
          </table:table-cell>
          <table:table-cell office:value-type="string">
            <text:p>benzenoic ac., 3,4,5-trimethoxy-, ME</text:p>
          </table:table-cell>
          <table:table-cell office:value-type="string">
            <text:p>sy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.63">
            <text:p>30.63</text:p>
          </table:table-cell>
          <table:table-cell office:value-type="string">
            <text:p>3-(3,4-dimethoxyphenyl)-1-propanol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.85">
            <text:p>30.85</text:p>
          </table:table-cell>
          <table:table-cell office:value-type="string">
            <text:p>1,2-dimethoxy-4-(1,3-dimethoxypropenyl)benzene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.91">
            <text:p>30.91</text:p>
          </table:table-cell>
          <table:table-cell office:value-type="string">
            <text:p>1,2-dimethoxy-4-(2,3-dimethoxypropenyl)benzen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.33">
            <text:p>31.33</text:p>
          </table:table-cell>
          <table:table-cell office:value-type="string">
            <text:p>docos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.05">
            <text:p>32.05</text:p>
          </table:table-cell>
          <table:table-cell office:value-type="string">
            <text:p>2-propenoic ac., 3-(3,4-dimethoxyphenyl)-, ME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.68">
            <text:p>33.68</text:p>
          </table:table-cell>
          <table:table-cell office:value-type="string">
            <text:p>tetracosanoic ac., ME</text:p>
          </table:table-cell>
          <table:table-cell office:value-type="string">
            <text:p>fa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.08">
            <text:p>34.08</text:p>
          </table:table-cell>
          <table:table-cell office:value-type="string">
            <text:p>2-propenoic ac., 3-(3,4,5-trimethoxyphenyl)-, ME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.92">
            <text:p>36.92</text:p>
          </table:table-cell>
          <table:table-cell office:value-type="string">
            <text:p>unknown</text:p>
          </table:table-cell>
          <table:table-cell office:value-type="string">
            <text:p>u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row table:style-name="ro2">
          <table:table-cell/>
          <table:table-cell office:value-type="string">
            <text:p>RT</text:p>
          </table:table-cell>
          <table:table-cell office:value-type="string">
            <text:p>origin</text:p>
          </table:table-cell>
          <table:table-cell office:value-type="string">
            <text:p>class</text:p>
          </table:table-cell>
          <table:table-cell table:style-name="Default" office:value-type="string">
            <text:p>code</text:p>
          </table:table-cell>
        </table:table-row>
        <table:table-row table:style-name="ro2">
          <table:table-cell table:number-columns-repeated="2" office:value-type="float" office:value="2.42">
            <text:p>2.42</text:p>
          </table:table-cell>
          <table:table-cell office:value-type="string">
            <text:p>acetic acid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3.19">
            <text:p>3.19</text:p>
          </table:table-cell>
          <table:table-cell office:value-type="string">
            <text:p>2-propenoic ac.,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3.72">
            <text:p>3.72</text:p>
          </table:table-cell>
          <table:table-cell office:value-type="string">
            <text:p>carbonic ac, di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3.99">
            <text:p>3.99</text:p>
          </table:table-cell>
          <table:table-cell office:value-type="string">
            <text:p>acetaldehyde, methoxy</text:p>
          </table:table-cell>
          <table:table-cell office:value-type="string">
            <text:p>ka</text:p>
          </table:table-cell>
          <table:table-cell/>
        </table:table-row>
        <table:table-row table:style-name="ro2">
          <table:table-cell table:number-columns-repeated="2" office:value-type="float" office:value="5.34">
            <text:p>5.34</text:p>
          </table:table-cell>
          <table:table-cell office:value-type="string">
            <text:p>2-propanone, 1-methoxy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table:number-columns-repeated="2" office:value-type="float" office:value="5.44">
            <text:p>5.44</text:p>
          </table:table-cell>
          <table:table-cell office:value-type="string">
            <text:p>2-butenoic ac.,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N-methylpyrrole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2" office:value-type="float" office:value="6.07">
            <text:p>6.07</text:p>
          </table:table-cell>
          <table:table-cell office:value-type="string">
            <text:p>Benzene, 1,2-dimethy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6.33">
            <text:p>6.33</text:p>
          </table:table-cell>
          <table:table-cell office:value-type="string">
            <text:p>propanoic acid, 2-methoxy-, ME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table:number-columns-repeated="2" office:value-type="float" office:value="6.67">
            <text:p>6.67</text:p>
          </table:table-cell>
          <table:table-cell office:value-type="string">
            <text:p>furane, 2-methoxy-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number-columns-repeated="2" office:value-type="float" office:value="6.76">
            <text:p>6.76</text:p>
          </table:table-cell>
          <table:table-cell office:value-type="string">
            <text:p>3-pentenoic ac.,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6.9">
            <text:p>6.9</text:p>
          </table:table-cell>
          <table:table-cell office:value-type="string">
            <text:p>glycine, N,N-dimethy, ME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2" office:value-type="float" office:value="7.06">
            <text:p>7.06</text:p>
          </table:table-cell>
          <table:table-cell office:value-type="string">
            <text:p>acetic ac., methoxy, ME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table:number-columns-repeated="2" office:value-type="float" office:value="7.7">
            <text:p>7.7</text:p>
          </table:table-cell>
          <table:table-cell office:value-type="string">
            <text:p>5-hexenoic ac.,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7.79">
            <text:p>7.79</text:p>
          </table:table-cell>
          <table:table-cell office:value-type="string">
            <text:p>furane, 2-methoxymethyl-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number-columns-repeated="2" office:value-type="float" office:value="8.2">
            <text:p>8.2</text:p>
          </table:table-cell>
          <table:table-cell office:value-type="string">
            <text:p>styrene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8.78">
            <text:p>8.78</text:p>
          </table:table-cell>
          <table:table-cell office:value-type="string">
            <text:p>heptanoic ac, ME</text:p>
          </table:table-cell>
          <table:table-cell office:value-type="string">
            <text:p>fa</text:p>
          </table:table-cell>
          <table:table-cell office:value-type="string">
            <text:p>7:0</text:p>
          </table:table-cell>
        </table:table-row>
        <table:table-row table:style-name="ro2">
          <table:table-cell table:number-columns-repeated="2" office:value-type="float" office:value="9.33">
            <text:p>9.33</text:p>
          </table:table-cell>
          <table:table-cell office:value-type="string">
            <text:p>propanoic ac., 2-hzdroxy-, M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9.81">
            <text:p>9.81</text:p>
          </table:table-cell>
          <table:table-cell office:value-type="string">
            <text:p>benzene, methoxy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9.98">
            <text:p>9.98</text:p>
          </table:table-cell>
          <table:table-cell office:value-type="string">
            <text:p>benzeneamine, N,N-dimethyl-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0.11">
            <text:p>10.11</text:p>
          </table:table-cell>
          <table:table-cell office:value-type="string">
            <text:p>2-cyclopenten-1-one</text:p>
          </table:table-cell>
          <table:table-cell office:value-type="string">
            <text:p>cp</text:p>
          </table:table-cell>
          <table:table-cell/>
        </table:table-row>
        <table:table-row table:style-name="ro2">
          <table:table-cell table:number-columns-repeated="2" office:value-type="float" office:value="10.35">
            <text:p>10.35</text:p>
          </table:table-cell>
          <table:table-cell office:value-type="string">
            <text:p>2-cyclopenten-1-one, 1-methyl</text:p>
          </table:table-cell>
          <table:table-cell office:value-type="string">
            <text:p>cp</text:p>
          </table:table-cell>
          <table:table-cell/>
        </table:table-row>
        <table:table-row table:style-name="ro2">
          <table:table-cell table:number-columns-repeated="2" office:value-type="float" office:value="10.72">
            <text:p>10.72</text:p>
          </table:table-cell>
          <table:table-cell office:value-type="string">
            <text:p>octanoic ac., ME</text:p>
          </table:table-cell>
          <table:table-cell office:value-type="string">
            <text:p>fa</text:p>
          </table:table-cell>
          <table:table-cell office:value-type="string">
            <text:p>8:0</text:p>
          </table:table-cell>
        </table:table-row>
        <table:table-row table:style-name="ro2">
          <table:table-cell table:number-columns-repeated="2" office:value-type="float" office:value="11.09">
            <text:p>11.09</text:p>
          </table:table-cell>
          <table:table-cell office:value-type="string">
            <text:p>benzene, 1-methoxy-2-methy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1.4">
            <text:p>11.4</text:p>
          </table:table-cell>
          <table:table-cell office:value-type="string">
            <text:p>3-furaldehyde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number-columns-repeated="2" office:value-type="float" office:value="11.63">
            <text:p>11.63</text:p>
          </table:table-cell>
          <table:table-cell office:value-type="string">
            <text:p>Benzene, 1-methoxy-4-methy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1.72">
            <text:p>11.72</text:p>
          </table:table-cell>
          <table:table-cell office:value-type="string">
            <text:p>benzene, 1-methoxy-3-methy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2.07">
            <text:p>12.07</text:p>
          </table:table-cell>
          <table:table-cell office:value-type="string">
            <text:p>2-furaldehyde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number-columns-repeated="2" office:value-type="float" office:value="12.4">
            <text:p>12.4</text:p>
          </table:table-cell>
          <table:table-cell office:value-type="string">
            <text:p>unkown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12.62">
            <text:p>12.62</text:p>
          </table:table-cell>
          <table:table-cell office:value-type="string">
            <text:p>nonanoic ac., ME</text:p>
          </table:table-cell>
          <table:table-cell office:value-type="string">
            <text:p>fa</text:p>
          </table:table-cell>
          <table:table-cell office:value-type="string">
            <text:p>9:0</text:p>
          </table:table-cell>
        </table:table-row>
        <table:table-row table:style-name="ro2">
          <table:table-cell table:number-columns-repeated="2" office:value-type="float" office:value="12.82">
            <text:p>12.82</text:p>
          </table:table-cell>
          <table:table-cell office:value-type="string">
            <text:p>2,5-dimethylanisol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13.26">
            <text:p>13.26</text:p>
          </table:table-cell>
          <table:table-cell office:value-type="string">
            <text:p>Benzene, 1-ethyl-4-methoxy-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14.07">
            <text:p>14.07</text:p>
          </table:table-cell>
          <table:table-cell office:value-type="string">
            <text:p>2-furoat, ME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number-columns-repeated="2" office:value-type="float" office:value="14.19">
            <text:p>14.19</text:p>
          </table:table-cell>
          <table:table-cell office:value-type="string">
            <text:p>pyridine, 2-methoxy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2" office:value-type="float" office:value="14.34">
            <text:p>14.34</text:p>
          </table:table-cell>
          <table:table-cell office:value-type="string">
            <text:p>butanedioic ac., di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14.45">
            <text:p>14.45</text:p>
          </table:table-cell>
          <table:table-cell office:value-type="string">
            <text:p>decanoic ac., ME</text:p>
          </table:table-cell>
          <table:table-cell office:value-type="string">
            <text:p>fa</text:p>
          </table:table-cell>
          <table:table-cell office:value-type="string">
            <text:p>10:0</text:p>
          </table:table-cell>
        </table:table-row>
        <table:table-row table:style-name="ro2">
          <table:table-cell table:number-columns-repeated="2" office:value-type="float" office:value="14.78">
            <text:p>14.78</text:p>
          </table:table-cell>
          <table:table-cell office:value-type="string">
            <text:p>2-hexenoic ac., 3-methyl, 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14.9">
            <text:p>14.9</text:p>
          </table:table-cell>
          <table:table-cell office:value-type="string">
            <text:p>benzoic ac., ME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5.4">
            <text:p>15.4</text:p>
          </table:table-cell>
          <table:table-cell office:value-type="string">
            <text:p>dimethoxytoluene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5.83">
            <text:p>15.83</text:p>
          </table:table-cell>
          <table:table-cell office:value-type="string">
            <text:p>benzene, 1-ethenýl-4-methoxy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16.55">
            <text:p>16.55</text:p>
          </table:table-cell>
          <table:table-cell office:value-type="string">
            <text:p>Benzene, 1,2-dimethoxy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16.82">
            <text:p>16.82</text:p>
          </table:table-cell>
          <table:table-cell office:value-type="string">
            <text:p>Benzene, 1,4-dimethoxy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6.97">
            <text:p>16.97</text:p>
          </table:table-cell>
          <table:table-cell office:value-type="string">
            <text:p>benzene, 1-3-dimethoxy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7.12">
            <text:p>17.12</text:p>
          </table:table-cell>
          <table:table-cell office:value-type="string">
            <text:p>benzaldehyde, 4-(1-methylethyl)-</text:p>
          </table:table-cell>
          <table:table-cell office:value-type="string">
            <text:p>t</text:p>
          </table:table-cell>
          <table:table-cell/>
        </table:table-row>
        <table:table-row table:style-name="ro2">
          <table:table-cell table:number-columns-repeated="2" office:value-type="float" office:value="17.36">
            <text:p>17.36</text:p>
          </table:table-cell>
          <table:table-cell office:value-type="string">
            <text:p>Fructofuranose, 2,6-anhydro-1,3,4-tri-O-methyl</text:p>
          </table:table-cell>
          <table:table-cell office:value-type="string">
            <text:p>ch</text:p>
          </table:table-cell>
          <table:table-cell/>
        </table:table-row>
        <table:table-row table:style-name="ro2">
          <table:table-cell table:number-columns-repeated="2" office:value-type="float" office:value="17.74">
            <text:p>17.74</text:p>
          </table:table-cell>
          <table:table-cell office:value-type="string">
            <text:p>2,5-dimethoxytoluene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17.87">
            <text:p>17.87</text:p>
          </table:table-cell>
          <table:table-cell office:value-type="string">
            <text:p>3,4-dimethoxytolue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18.27">
            <text:p>18.27</text:p>
          </table:table-cell>
          <table:table-cell office:value-type="string">
            <text:p><text:s/>benzene, 1-methoxy-4-propenyl-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18.92">
            <text:p>18.92</text:p>
          </table:table-cell>
          <table:table-cell office:value-type="string">
            <text:p>Phenole, 2,5-methoxy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string">
            <text:p>brenzene, 4-ethyl-1,2-dimethoxy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0.2">
            <text:p>20.2</text:p>
          </table:table-cell>
          <table:table-cell office:value-type="string">
            <text:p>1,2,3-trimethoxybenzene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0.4">
            <text:p>20.4</text:p>
          </table:table-cell>
          <table:table-cell office:value-type="string">
            <text:p>unknown n-containing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2" office:value-type="float" office:value="20.51">
            <text:p>20.51</text:p>
          </table:table-cell>
          <table:table-cell office:value-type="string">
            <text:p>3(2H)furanone, 4-methoxy-2,5-dimethyl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0.96">
            <text:p>20.96</text:p>
          </table:table-cell>
          <table:table-cell office:value-type="string">
            <text:p>benzene, 1,2-dimethoxy-4-propenyl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1.02">
            <text:p>21.02</text:p>
          </table:table-cell>
          <table:table-cell office:value-type="string">
            <text:p>tetradecanoic ac., ME</text:p>
          </table:table-cell>
          <table:table-cell office:value-type="string">
            <text:p>fa</text:p>
          </table:table-cell>
          <table:table-cell office:value-type="string">
            <text:p>14:0</text:p>
          </table:table-cell>
        </table:table-row>
        <table:table-row table:style-name="ro2">
          <table:table-cell table:number-columns-repeated="2" office:value-type="float" office:value="21.14">
            <text:p>21.14</text:p>
          </table:table-cell>
          <table:table-cell office:value-type="string">
            <text:p>benzaldehyde, 4-methoxy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21.47">
            <text:p>21.47</text:p>
          </table:table-cell>
          <table:table-cell office:value-type="string">
            <text:p>Benzene, 1,2,3-trimethoxy-5-methyl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1.64">
            <text:p>21.64</text:p>
          </table:table-cell>
          <table:table-cell office:value-type="string">
            <text:p>benzoic ac., 3,4,5-trimethoxy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1.96">
            <text:p>21.96</text:p>
          </table:table-cell>
          <table:table-cell office:value-type="string">
            <text:p>1,2,4-trimethoxybenzene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2" office:value-type="float" office:value="22.15">
            <text:p>22.15</text:p>
          </table:table-cell>
          <table:table-cell office:value-type="string">
            <text:p>benzoic ac., 4-methoxy, ME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22.23">
            <text:p>22.23</text:p>
          </table:table-cell>
          <table:table-cell office:value-type="string">
            <text:p>ethanone, 1-(4-hydroxy-3,4-dimethoxyphenyl)-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2.49">
            <text:p>22.49</text:p>
          </table:table-cell>
          <table:table-cell office:value-type="string">
            <text:p>pentadecanoic acid, ME</text:p>
          </table:table-cell>
          <table:table-cell office:value-type="string">
            <text:p>fa</text:p>
          </table:table-cell>
          <table:table-cell office:value-type="string">
            <text:p>15:0</text:p>
          </table:table-cell>
        </table:table-row>
        <table:table-row table:style-name="ro2">
          <table:table-cell table:number-columns-repeated="2" office:value-type="float" office:value="22.73">
            <text:p>22.73</text:p>
          </table:table-cell>
          <table:table-cell office:value-type="string">
            <text:p>nonanedioic acid, diME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 office:value-type="float" office:value="22.87">
            <text:p>22.87</text:p>
          </table:table-cell>
          <table:table-cell office:value-type="string">
            <text:p>Benzene, 1,3,5-trimethoxy-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3.21">
            <text:p>23.21</text:p>
          </table:table-cell>
          <table:table-cell office:value-type="string">
            <text:p>2,4,6-trimethoxy-toluen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3.24">
            <text:p>23.24</text:p>
          </table:table-cell>
          <table:table-cell office:value-type="string">
            <text:p>9-hexadecenoic ac., ME</text:p>
          </table:table-cell>
          <table:table-cell office:value-type="string">
            <text:p>fa</text:p>
          </table:table-cell>
          <table:table-cell office:value-type="string">
            <text:p>16:1w9</text:p>
          </table:table-cell>
        </table:table-row>
        <table:table-row table:style-name="ro2">
          <table:table-cell table:number-columns-repeated="2" office:value-type="float" office:value="23.36">
            <text:p>23.36</text:p>
          </table:table-cell>
          <table:table-cell office:value-type="string">
            <text:p>benzeneacetic ac., 4-methoxy, ME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23.91">
            <text:p>23.91</text:p>
          </table:table-cell>
          <table:table-cell office:value-type="string">
            <text:p>hexadecanoic ac., ME</text:p>
          </table:table-cell>
          <table:table-cell office:value-type="string">
            <text:p>fa</text:p>
          </table:table-cell>
          <table:table-cell office:value-type="string">
            <text:p>16:1</text:p>
          </table:table-cell>
        </table:table-row>
        <table:table-row table:style-name="ro2">
          <table:table-cell table:number-columns-repeated="2" office:value-type="float" office:value="24.07">
            <text:p>24.07</text:p>
          </table:table-cell>
          <table:table-cell office:value-type="string">
            <text:p>1,2-dimethoxy-4-(2-methoxyethenyl)benze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4.53">
            <text:p>24.53</text:p>
          </table:table-cell>
          <table:table-cell office:value-type="string">
            <text:p>benzenepropanoic ac., 4-methoxy, ME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24.71">
            <text:p>24.71</text:p>
          </table:table-cell>
          <table:table-cell office:value-type="string">
            <text:p>1,2,3-trimethoxybezene, 5-propenyl-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5.2">
            <text:p>25.2</text:p>
          </table:table-cell>
          <table:table-cell office:value-type="string">
            <text:p>1,2,3,4-tetramethoxybenzen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5.26">
            <text:p>25.26</text:p>
          </table:table-cell>
          <table:table-cell office:value-type="string">
            <text:p>heptadecanoic ac., ME</text:p>
          </table:table-cell>
          <table:table-cell office:value-type="string">
            <text:p>fa</text:p>
          </table:table-cell>
          <table:table-cell office:value-type="string">
            <text:p>17:0</text:p>
          </table:table-cell>
        </table:table-row>
        <table:table-row table:style-name="ro2">
          <table:table-cell table:number-columns-repeated="2" office:value-type="float" office:value="26.06">
            <text:p>26.06</text:p>
          </table:table-cell>
          <table:table-cell office:value-type="string">
            <text:p>Benzaldehyde, 3,4-dimethoxy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6.12">
            <text:p>26.12</text:p>
          </table:table-cell>
          <table:table-cell office:value-type="string">
            <text:p>1,2,3-trimethoxybenzene, -5-propenyl-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6.24">
            <text:p>26.24</text:p>
          </table:table-cell>
          <table:table-cell office:value-type="string">
            <text:p>benzoic ac., 2,6-dimethoxy-, M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6.56">
            <text:p>26.56</text:p>
          </table:table-cell>
          <table:table-cell office:value-type="string">
            <text:p>octadecanoic ac., ME</text:p>
          </table:table-cell>
          <table:table-cell office:value-type="string">
            <text:p>fa</text:p>
          </table:table-cell>
          <table:table-cell office:value-type="string">
            <text:p>18:0</text:p>
          </table:table-cell>
        </table:table-row>
        <table:table-row table:style-name="ro2">
          <table:table-cell table:number-columns-repeated="2" office:value-type="float" office:value="26.96">
            <text:p>26.96</text:p>
          </table:table-cell>
          <table:table-cell office:value-type="string">
            <text:p>benezenoic ac., 3,4-dimethoxy, M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6.81">
            <text:p>26.81</text:p>
          </table:table-cell>
          <table:table-cell office:value-type="string">
            <text:p>9-octadecenoic ac., ME</text:p>
          </table:table-cell>
          <table:table-cell office:value-type="string">
            <text:p>fa</text:p>
          </table:table-cell>
          <table:table-cell office:value-type="string">
            <text:p>18:0w9</text:p>
          </table:table-cell>
        </table:table-row>
        <table:table-row table:style-name="ro2">
          <table:table-cell table:number-columns-repeated="2" office:value-type="float" office:value="26.89">
            <text:p>26.89</text:p>
          </table:table-cell>
          <table:table-cell office:value-type="string">
            <text:p>10-octadecenoic ac., ME</text:p>
          </table:table-cell>
          <table:table-cell office:value-type="string">
            <text:p>fa</text:p>
          </table:table-cell>
          <table:table-cell office:value-type="string">
            <text:p>18:0w10</text:p>
          </table:table-cell>
        </table:table-row>
        <table:table-row table:style-name="ro2">
          <table:table-cell table:number-columns-repeated="2" office:value-type="float" office:value="26.99">
            <text:p>26.99</text:p>
          </table:table-cell>
          <table:table-cell office:value-type="string">
            <text:p>1,2-dimethoxy-4-(2-methoxypropenyl)benze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7.12">
            <text:p>27.12</text:p>
          </table:table-cell>
          <table:table-cell office:value-type="string">
            <text:p>2,4-dimethoxyacetophenon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7.37">
            <text:p>27.37</text:p>
          </table:table-cell>
          <table:table-cell office:value-type="string">
            <text:p>1,2-dimethoxy-4-(2-methoxyethenyl)benzene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7.41">
            <text:p>27.41</text:p>
          </table:table-cell>
          <table:table-cell office:value-type="string">
            <text:p>benzeneacetic ac., 3,4-dimethoxy, M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7.68">
            <text:p>27.68</text:p>
          </table:table-cell>
          <table:table-cell office:value-type="string">
            <text:p>3,4,5-trimethoxybenzaldehyde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7.84">
            <text:p>27.84</text:p>
          </table:table-cell>
          <table:table-cell office:value-type="string">
            <text:p>1-(3,4-dimethoxyphenyl)-1-propano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8.3">
            <text:p>28.3</text:p>
          </table:table-cell>
          <table:table-cell office:value-type="string">
            <text:p>2-propenoic ac., 3-(4-methoxyphenyl)-, ME</text:p>
          </table:table-cell>
          <table:table-cell office:value-type="string">
            <text:p>ph</text:p>
          </table:table-cell>
          <table:table-cell/>
        </table:table-row>
        <table:table-row table:style-name="ro2">
          <table:table-cell table:number-columns-repeated="2" office:value-type="float" office:value="28.43">
            <text:p>28.43</text:p>
          </table:table-cell>
          <table:table-cell office:value-type="string">
            <text:p>benzoic ac., 3,4,5-trimethoxy-, ME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8.51">
            <text:p>28.51</text:p>
          </table:table-cell>
          <table:table-cell office:value-type="string">
            <text:p>1,2-dimethoxy-4-3-methoxy-1-propenyl)benze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28.59">
            <text:p>28.59</text:p>
          </table:table-cell>
          <table:table-cell office:value-type="string">
            <text:p>3,4,5-trimethoxyacetophenone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28.93">
            <text:p>28.93</text:p>
          </table:table-cell>
          <table:table-cell office:value-type="string">
            <text:p>Benzene, 1,2,3,4-tetramethoxy-5-(2-propenyl)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9.03">
            <text:p>29.03</text:p>
          </table:table-cell>
          <table:table-cell office:value-type="string">
            <text:p>eicosanoic ac., ME</text:p>
          </table:table-cell>
          <table:table-cell office:value-type="string">
            <text:p>fa</text:p>
          </table:table-cell>
          <table:table-cell/>
        </table:table-row>
        <table:table-row table:style-name="ro2">
          <table:table-cell table:number-columns-repeated="2" office:value-type="float" office:value="29.68">
            <text:p>29.68</text:p>
          </table:table-cell>
          <table:table-cell office:value-type="string">
            <text:p>2,3,4,5-tetramehoxystyrene 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29.88">
            <text:p>29.88</text:p>
          </table:table-cell>
          <table:table-cell office:value-type="string">
            <text:p>unknown n-containing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2" office:value-type="float" office:value="30.2">
            <text:p>30.2</text:p>
          </table:table-cell>
          <table:table-cell office:value-type="string">
            <text:p>heneicosanoic ac., ME</text:p>
          </table:table-cell>
          <table:table-cell office:value-type="string">
            <text:p>fa</text:p>
          </table:table-cell>
          <table:table-cell office:value-type="string">
            <text:p>20:0</text:p>
          </table:table-cell>
        </table:table-row>
        <table:table-row table:style-name="ro2">
          <table:table-cell table:number-columns-repeated="2" office:value-type="float" office:value="30.47">
            <text:p>30.47</text:p>
          </table:table-cell>
          <table:table-cell office:value-type="string">
            <text:p>benzenoic ac., 3,4,5-trimethoxy-, ME</text:p>
          </table:table-cell>
          <table:table-cell office:value-type="string">
            <text:p>sy</text:p>
          </table:table-cell>
          <table:table-cell/>
        </table:table-row>
        <table:table-row table:style-name="ro2">
          <table:table-cell table:number-columns-repeated="2" office:value-type="float" office:value="30.63">
            <text:p>30.63</text:p>
          </table:table-cell>
          <table:table-cell office:value-type="string">
            <text:p>3-(3,4-dimethoxyphenyl)-1-propanol</text:p>
          </table:table-cell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 office:value-type="float" office:value="30.85">
            <text:p>30.85</text:p>
          </table:table-cell>
          <table:table-cell office:value-type="string">
            <text:p>1,2-dimethoxy-4-(1,3-dimethoxypropenyl)benzene</text:p>
          </table:table-cell>
          <table:table-cell office:value-type="string">
            <text:p>v</text:p>
          </table:table-cell>
          <table:table-cell/>
        </table:table-row>
        <table:table-row table:style-name="ro2">
          <table:table-cell table:number-columns-repeated="2" office:value-type="float" office:value="30.91">
            <text:p>30.91</text:p>
          </table:table-cell>
          <table:table-cell office:value-type="string">
            <text:p>1,2-dimethoxy-4-(2,3-dimethoxypropenyl)benzen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31.33">
            <text:p>31.33</text:p>
          </table:table-cell>
          <table:table-cell office:value-type="string">
            <text:p>docosanoic ac., ME</text:p>
          </table:table-cell>
          <table:table-cell office:value-type="string">
            <text:p>fa</text:p>
          </table:table-cell>
          <table:table-cell office:value-type="string">
            <text:p>22:0</text:p>
          </table:table-cell>
        </table:table-row>
        <table:table-row table:style-name="ro2">
          <table:table-cell table:number-columns-repeated="2" office:value-type="float" office:value="32.05">
            <text:p>32.05</text:p>
          </table:table-cell>
          <table:table-cell office:value-type="string">
            <text:p>2-propenoic ac., 3-(3,4-dimethoxyphenyl)-, M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table-cell table:number-columns-repeated="2" office:value-type="float" office:value="33.68">
            <text:p>33.68</text:p>
          </table:table-cell>
          <table:table-cell office:value-type="string">
            <text:p>tetracosanoic ac., ME</text:p>
          </table:table-cell>
          <table:table-cell office:value-type="string">
            <text:p>fa</text:p>
          </table:table-cell>
          <table:table-cell office:value-type="string">
            <text:p>24:0</text:p>
          </table:table-cell>
        </table:table-row>
        <table:table-row table:style-name="ro2">
          <table:table-cell table:number-columns-repeated="2" office:value-type="float" office:value="34.08">
            <text:p>34.08</text:p>
          </table:table-cell>
          <table:table-cell office:value-type="string">
            <text:p>2-propenoic ac., 3-(3,4,5-trimethoxyphenyl)-, M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6.92">
            <text:p>36.92</text:p>
          </table:table-cell>
          <table:table-cell office:value-type="string">
            <text:p>unknown</text:p>
          </table:table-cell>
          <table:table-cell office:value-type="string">
            <text:p>u</text:p>
          </table:table-cell>
          <table:table-cell/>
        </table:table-row>
        <table:table-row table:style-name="ro2" table:number-rows-repeated="10484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6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7T13:58:37</meta:creation-date>
    <dc:date>2011-02-09T16:56:14</dc:date>
    <meta:editing-duration>PT01H01M29S</meta:editing-duration>
    <meta:editing-cycles>6</meta:editing-cycles>
    <meta:generator>OpenOffice.org/3.2$Linux OpenOffice.org_project/320m19$Build-9505</meta:generator>
    <meta:document-statistic meta:table-count="3" meta:cell-count="776" meta:object-count="0"/>
  </office:meta>
</office:document-meta>
</file>